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d45" officeooo:paragraph-rsid="0010ad45"/>
    </style:style>
    <style:style style:name="P2" style:family="paragraph" style:parent-style-name="Standard">
      <style:text-properties officeooo:paragraph-rsid="0011ae7d"/>
    </style:style>
    <style:style style:name="P3" style:family="paragraph" style:parent-style-name="Standard">
      <style:text-properties officeooo:paragraph-rsid="0011c36f"/>
    </style:style>
    <style:style style:name="P4" style:family="paragraph" style:parent-style-name="Standard">
      <style:text-properties officeooo:rsid="00169ed5" officeooo:paragraph-rsid="00169ed5"/>
    </style:style>
    <style:style style:name="P5" style:family="paragraph" style:parent-style-name="Standard">
      <style:text-properties officeooo:rsid="00169ed5" officeooo:paragraph-rsid="00178025"/>
    </style:style>
    <style:style style:name="P6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7" style:family="paragraph" style:parent-style-name="Standard">
      <style:text-properties officeooo:rsid="00178025" officeooo:paragraph-rsid="00178025"/>
    </style:style>
    <style:style style:name="P8" style:family="paragraph" style:parent-style-name="Standard">
      <style:text-properties officeooo:rsid="001d70a4" officeooo:paragraph-rsid="001d70a4"/>
    </style:style>
    <style:style style:name="P9" style:family="paragraph" style:parent-style-name="Standard">
      <style:text-properties officeooo:paragraph-rsid="001a3da2"/>
    </style:style>
    <style:style style:name="P10" style:family="paragraph" style:parent-style-name="Standard">
      <style:text-properties officeooo:paragraph-rsid="0023ee96"/>
    </style:style>
    <style:style style:name="P11" style:family="paragraph" style:parent-style-name="Standard">
      <style:text-properties fo:font-size="13pt" fo:font-weight="bold" officeooo:rsid="001856d3" officeooo:paragraph-rsid="001856d3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paragraph-rsid="001343df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14d8a1" officeooo:paragraph-rsid="0014d8a1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4d8a1" officeooo:paragraph-rsid="001579f9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ddb3d" officeooo:paragraph-rsid="001ddb3d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3cdb26" officeooo:paragraph-rsid="003cdb26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26c5c1" officeooo:paragraph-rsid="0026c5c1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officeooo:paragraph-rsid="00323ccc"/>
    </style:style>
    <style:style style:name="P19" style:family="paragraph" style:parent-style-name="Standard">
      <style:text-properties officeooo:rsid="002d1cf5" officeooo:paragraph-rsid="002d1cf5"/>
    </style:style>
    <style:style style:name="P20" style:family="paragraph" style:parent-style-name="Standard">
      <style:text-properties officeooo:paragraph-rsid="00271ac5"/>
    </style:style>
    <style:style style:name="P21" style:family="paragraph" style:parent-style-name="Standard">
      <style:text-properties officeooo:paragraph-rsid="00329e84"/>
    </style:style>
    <style:style style:name="P22" style:family="paragraph" style:parent-style-name="Standard">
      <style:text-properties officeooo:rsid="00355cc8" officeooo:paragraph-rsid="00355cc8"/>
    </style:style>
    <style:style style:name="P23" style:family="paragraph" style:parent-style-name="Standard">
      <style:text-properties officeooo:rsid="003655f8" officeooo:paragraph-rsid="003655f8"/>
    </style:style>
    <style:style style:name="P24" style:family="paragraph" style:parent-style-name="Standard">
      <style:text-properties officeooo:paragraph-rsid="00387fb4"/>
    </style:style>
    <style:style style:name="P25" style:family="paragraph" style:parent-style-name="Standard">
      <style:text-properties officeooo:paragraph-rsid="002a279a"/>
    </style:style>
    <style:style style:name="P26" style:family="paragraph" style:parent-style-name="Standard">
      <style:text-properties officeooo:rsid="001ddb3d" officeooo:paragraph-rsid="001ddb3d"/>
    </style:style>
    <style:style style:name="P27" style:family="paragraph" style:parent-style-name="Standard">
      <style:text-properties officeooo:rsid="00323ccc" officeooo:paragraph-rsid="00323ccc"/>
    </style:style>
    <style:style style:name="P28" style:family="paragraph" style:parent-style-name="Standard">
      <style:text-properties officeooo:rsid="003e9f6b" officeooo:paragraph-rsid="003e9f6b"/>
    </style:style>
    <style:style style:name="P29" style:family="paragraph" style:parent-style-name="Standard">
      <style:text-properties officeooo:rsid="003e9f6b" officeooo:paragraph-rsid="0046371b"/>
    </style:style>
    <style:style style:name="P30" style:family="paragraph" style:parent-style-name="Standard">
      <style:text-properties officeooo:paragraph-rsid="0046371b"/>
    </style:style>
    <style:style style:name="P31" style:family="paragraph" style:parent-style-name="Standard">
      <style:text-properties officeooo:rsid="00473f72" officeooo:paragraph-rsid="00473f72"/>
    </style:style>
    <style:style style:name="P32" style:family="paragraph" style:parent-style-name="Standard">
      <style:text-properties officeooo:rsid="00485bf0" officeooo:paragraph-rsid="00485bf0"/>
    </style:style>
    <style:style style:name="P33" style:family="paragraph" style:parent-style-name="Standard">
      <style:text-properties officeooo:rsid="004b2e1e" officeooo:paragraph-rsid="004b2e1e"/>
    </style:style>
    <style:style style:name="P34" style:family="paragraph" style:parent-style-name="Standard">
      <style:text-properties fo:font-weight="bold" officeooo:rsid="0050b1e7" officeooo:paragraph-rsid="0050b1e7" style:font-weight-asian="bold" style:font-weight-complex="bold"/>
    </style:style>
    <style:style style:name="P35" style:family="paragraph" style:parent-style-name="Standard">
      <style:text-properties fo:font-weight="bold" officeooo:rsid="00226b88" officeooo:paragraph-rsid="00226b88" style:font-weight-asian="bold" style:font-weight-complex="bold"/>
    </style:style>
    <style:style style:name="P36" style:family="paragraph" style:parent-style-name="Standard">
      <style:text-properties fo:font-weight="bold" officeooo:rsid="00524c0f" officeooo:paragraph-rsid="00524c0f" style:font-weight-asian="bold" style:font-weight-complex="bold"/>
    </style:style>
    <style:style style:name="P37" style:family="paragraph" style:parent-style-name="Standard">
      <style:text-properties fo:font-size="12pt" fo:font-weight="normal" officeooo:rsid="004f4149" officeooo:paragraph-rsid="004f4149" style:font-size-asian="10.5pt" style:font-weight-asian="normal" style:font-size-complex="12pt" style:font-weight-complex="normal"/>
    </style:style>
    <style:style style:name="P38" style:family="paragraph" style:parent-style-name="Standard">
      <style:text-properties officeooo:paragraph-rsid="003ab545"/>
    </style:style>
    <style:style style:name="P39" style:family="paragraph" style:parent-style-name="Standard">
      <style:text-properties officeooo:rsid="0052f409" officeooo:paragraph-rsid="0052f409"/>
    </style:style>
    <style:style style:name="P40" style:family="paragraph" style:parent-style-name="Standard">
      <style:text-properties officeooo:rsid="0052f409" officeooo:paragraph-rsid="005437b1"/>
    </style:style>
    <style:style style:name="P41" style:family="paragraph" style:parent-style-name="Standard">
      <style:text-properties officeooo:rsid="0054c570" officeooo:paragraph-rsid="0054c570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29e84" officeooo:paragraph-rsid="00329e84" style:font-size-asian="13pt" style:font-weight-asian="normal" style:font-size-complex="13pt" style:font-weight-complex="normal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478b1" officeooo:paragraph-rsid="003478b1" style:font-size-asian="13pt" style:font-weight-asian="normal" style:font-size-complex="13pt" style:font-weight-complex="normal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70bf2" officeooo:paragraph-rsid="00370bf2" style:font-size-asian="13pt" style:font-weight-asian="normal" style:font-size-complex="13pt" style:font-weight-complex="normal"/>
    </style:style>
    <style:style style:name="P4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4d43b2" officeooo:paragraph-rsid="004d43b2" style:font-size-asian="13pt" style:font-weight-asian="normal" style:font-size-complex="13pt" style:font-weight-complex="normal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48" style:family="paragraph" style:parent-style-name="Standard">
      <style:text-properties officeooo:rsid="0054c570" officeooo:paragraph-rsid="0054c570"/>
    </style:style>
    <style:style style:name="P49" style:family="paragraph" style:parent-style-name="Standard">
      <style:text-properties officeooo:rsid="0055b779" officeooo:paragraph-rsid="0055b779"/>
    </style:style>
    <style:style style:name="P50" style:family="paragraph" style:parent-style-name="Standard">
      <style:text-properties officeooo:rsid="00563a67" officeooo:paragraph-rsid="00563a67"/>
    </style:style>
    <style:style style:name="P51" style:family="paragraph" style:parent-style-name="Standard">
      <style:text-properties officeooo:rsid="00582b6d" officeooo:paragraph-rsid="00582b6d"/>
    </style:style>
    <style:style style:name="P52" style:family="paragraph" style:parent-style-name="Standard">
      <style:text-properties officeooo:rsid="0059ebcf" officeooo:paragraph-rsid="0059ebcf"/>
    </style:style>
    <style:style style:name="P53" style:family="paragraph" style:parent-style-name="Standard">
      <style:text-properties officeooo:rsid="005c6e34" officeooo:paragraph-rsid="005c6e34"/>
    </style:style>
    <style:style style:name="T1" style:family="text">
      <style:text-properties officeooo:rsid="000ff8c1"/>
    </style:style>
    <style:style style:name="T2" style:family="text">
      <style:text-properties officeooo:rsid="0010ad45"/>
    </style:style>
    <style:style style:name="T3" style:family="text">
      <style:text-properties officeooo:rsid="0011ae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c36f" style:font-weight-asian="bold" style:font-weight-complex="bold"/>
    </style:style>
    <style:style style:name="T6" style:family="text">
      <style:text-properties fo:font-weight="bold" officeooo:rsid="001a3da2" style:font-weight-asian="bold" style:font-weight-complex="bold"/>
    </style:style>
    <style:style style:name="T7" style:family="text">
      <style:text-properties fo:font-weight="bold" officeooo:rsid="002d1cf5" style:font-weight-asian="bold" style:font-weight-complex="bold"/>
    </style:style>
    <style:style style:name="T8" style:family="text">
      <style:text-properties fo:font-weight="bold" officeooo:rsid="001baf9e" style:font-weight-asian="bold" style:font-weight-complex="bold"/>
    </style:style>
    <style:style style:name="T9" style:family="text">
      <style:text-properties fo:font-size="15pt" fo:font-weight="bold" officeooo:rsid="0023ee9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1ae7d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10ad45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323ccc" style:font-size-asian="15pt" style:font-weight-asian="bold" style:font-size-complex="15pt" style:font-weight-complex="bold"/>
    </style:style>
    <style:style style:name="T13" style:family="text">
      <style:text-properties officeooo:rsid="0011c36f"/>
    </style:style>
    <style:style style:name="T14" style:family="text">
      <style:text-properties officeooo:rsid="001343df"/>
    </style:style>
    <style:style style:name="T15" style:family="text">
      <style:text-properties officeooo:rsid="0014d8a1"/>
    </style:style>
    <style:style style:name="T16" style:family="text">
      <style:text-properties officeooo:rsid="001579f9"/>
    </style:style>
    <style:style style:name="T17" style:family="text">
      <style:text-properties fo:font-size="18pt" fo:font-weight="bold" officeooo:rsid="00178025" style:font-size-asian="15.75pt" style:font-weight-asian="bold" style:font-size-complex="18pt" style:font-weight-complex="bold"/>
    </style:style>
    <style:style style:name="T18" style:family="text">
      <style:text-properties officeooo:rsid="001a3da2"/>
    </style:style>
    <style:style style:name="T19" style:family="text">
      <style:text-properties officeooo:rsid="001ddb3d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20fd64" style:font-size-asian="13pt" style:font-weight-asian="bold" style:font-size-complex="13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ee96" style:font-weight-asian="normal" style:font-weight-complex="normal"/>
    </style:style>
    <style:style style:name="T24" style:family="text">
      <style:text-properties fo:font-weight="normal" officeooo:rsid="00255c80" style:font-weight-asian="normal" style:font-weight-complex="normal"/>
    </style:style>
    <style:style style:name="T25" style:family="text">
      <style:text-properties fo:font-weight="normal" officeooo:rsid="0011c36f" style:font-weight-asian="normal" style:font-weight-complex="normal"/>
    </style:style>
    <style:style style:name="T26" style:family="text">
      <style:text-properties fo:font-weight="normal" officeooo:rsid="001a3da2" style:font-weight-asian="normal" style:font-weight-complex="normal"/>
    </style:style>
    <style:style style:name="T27" style:family="text">
      <style:text-properties fo:font-weight="normal" officeooo:rsid="001baf9e" style:font-weight-asian="normal" style:font-weight-complex="normal"/>
    </style:style>
    <style:style style:name="T28" style:family="text">
      <style:text-properties officeooo:rsid="001fbaf9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3pt" officeooo:rsid="001ddb3d" style:font-size-asian="13pt" style:font-size-complex="13pt"/>
    </style:style>
    <style:style style:name="T31" style:family="text">
      <style:text-properties fo:font-size="13pt" officeooo:rsid="0023ee96" style:font-size-asian="13pt" style:font-size-complex="13pt"/>
    </style:style>
    <style:style style:name="T32" style:family="text">
      <style:text-properties fo:font-size="13pt" fo:font-weight="bold" style:font-size-asian="13pt" style:font-weight-asian="bold" style:font-size-complex="13pt" style:font-weight-complex="bold"/>
    </style:style>
    <style:style style:name="T33" style:family="text">
      <style:text-properties fo:font-size="13pt" fo:font-weight="bold" officeooo:rsid="001ddb3d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1baf9e" style:font-size-asian="13pt" style:font-weight-asian="bold" style:font-size-complex="13pt" style:font-weight-complex="bold"/>
    </style:style>
    <style:style style:name="T35" style:family="text">
      <style:text-properties fo:font-size="13pt" fo:font-weight="bold" officeooo:rsid="001a3da2" style:font-size-asian="13pt" style:font-weight-asian="bold" style:font-size-complex="13pt" style:font-weight-complex="bold"/>
    </style:style>
    <style:style style:name="T36" style:family="text">
      <style:text-properties fo:font-size="13pt" fo:font-weight="bold" officeooo:rsid="00365e89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2a279a" style:font-size-asian="13pt" style:font-weight-asian="bold" style:font-size-complex="13pt" style:font-weight-complex="bold"/>
    </style:style>
    <style:style style:name="T38" style:family="text">
      <style:text-properties fo:font-size="13pt" fo:font-weight="bold" officeooo:rsid="003cdb26" style:font-size-asian="13pt" style:font-weight-asian="bold" style:font-size-complex="13pt" style:font-weight-complex="bold"/>
    </style:style>
    <style:style style:name="T39" style:family="text">
      <style:text-properties officeooo:rsid="0020fd64"/>
    </style:style>
    <style:style style:name="T40" style:family="text">
      <style:text-properties fo:font-size="12pt" fo:font-weight="normal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dd2ae" style:font-size-asian="10.5pt" style:font-weight-asian="normal" style:font-size-complex="12pt" style:font-weight-complex="normal"/>
    </style:style>
    <style:style style:name="T42" style:family="text">
      <style:text-properties officeooo:rsid="002e5c57"/>
    </style:style>
    <style:style style:name="T43" style:family="text">
      <style:text-properties officeooo:rsid="001baf9e"/>
    </style:style>
    <style:style style:name="T44" style:family="text">
      <style:text-properties officeooo:rsid="00387fb4"/>
    </style:style>
    <style:style style:name="T45" style:family="text">
      <style:text-properties officeooo:rsid="0039e427"/>
    </style:style>
    <style:style style:name="T46" style:family="text">
      <style:text-properties officeooo:rsid="003ab545"/>
    </style:style>
    <style:style style:name="T47" style:family="text">
      <style:text-properties officeooo:rsid="003cdb26"/>
    </style:style>
    <style:style style:name="T48" style:family="text">
      <style:text-properties officeooo:rsid="004251ff"/>
    </style:style>
    <style:style style:name="T49" style:family="text">
      <style:text-properties officeooo:rsid="0046371b"/>
    </style:style>
    <style:style style:name="T50" style:family="text">
      <style:text-properties officeooo:rsid="003e9f6b"/>
    </style:style>
    <style:style style:name="T51" style:family="text">
      <style:text-properties officeooo:rsid="00467263"/>
    </style:style>
    <style:style style:name="T52" style:family="text">
      <style:text-properties officeooo:rsid="0046e038"/>
    </style:style>
    <style:style style:name="T53" style:family="text">
      <style:text-properties officeooo:rsid="004a3233"/>
    </style:style>
    <style:style style:name="T54" style:family="text">
      <style:text-properties officeooo:rsid="004ae3d8"/>
    </style:style>
    <style:style style:name="T55" style:family="text">
      <style:text-properties officeooo:rsid="004d43b2"/>
    </style:style>
    <style:style style:name="T56" style:family="text">
      <style:text-properties officeooo:rsid="005437b1"/>
    </style:style>
    <style:style style:name="T57" style:family="text">
      <style:text-properties officeooo:rsid="00582b6d"/>
    </style:style>
    <style:style style:name="T58" style:family="text">
      <style:text-properties officeooo:rsid="0059ebcf"/>
    </style:style>
    <style:style style:name="T59" style:family="text">
      <style:text-properties officeooo:rsid="0059f0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-<text:span text:style-name="T1">Github</text:span></text:p>
      <text:p text:style-name="Text_20_body"/>
      <text:p text:style-name="P43">- Los directorios vacíos no los sigue<text:span text:style-name="T55">, con .gitkeep si, hace que siga cualquier carpeta</text:span></text:p>
      <text:p text:style-name="P46">- .gitignore sirve para indicar que tipos de archivos debe ignorar Git</text:p>
      <text:p text:style-name="P44">- Puedes crear un archivo .gitkeep para forzar un seguimiento</text:p>
      <text:p text:style-name="P45">- Alias de log: <text:s/>git config --global alias.lg "log --graph --abbrev-commit --decorate --format=format:'%C(bold blue)%h%C(reset) - %C(bold green)(%ar)%C(reset) %C(white)%s%C(reset) %C(dim white)- %an%C(reset)%C(bold yellow)%d%C(reset)' --all"</text:p>
      <text:p text:style-name="P43"/>
      <text:p text:style-name="P47"/>
      <text:p text:style-name="P42"><text:span text:style-name="T20">git config core.autocrlf true</text:span><text:span text:style-name="T21">: </text:span><text:s/><text:span text:style-name="T28"><text:s/></text:span><text:span text:style-name="T39">por si sale el </text:span><text:span text:style-name="T28">error CRLF</text:span></text:p>
      <text:p text:style-name="Text_20_body"/>
      <text:p text:style-name="P1">El doble guion (--) indica que la siguiente palabra será una palabra completa.</text:p>
      <text:p text:style-name="P1">El guion simple (-) indica una abreviatura.</text:p>
      <text:p text:style-name="Standard"/>
      <text:p text:style-name="P6"><text:tab/><text:tab/><text:tab/><text:tab/></text:p>
      <text:p text:style-name="P9"><text:span text:style-name="T6">cd</text:span><text:span text:style-name="T24"> =</text:span><text:span text:style-name="T26"> </text:span><text:span text:style-name="T18">change directory</text:span></text:p>
      <text:p text:style-name="P3"><text:span text:style-name="T5">clear</text:span><text:span text:style-name="T24"> =</text:span><text:span text:style-name="T25"> </text:span><text:span text:style-name="T13">limpia el historial/ventana del cmd</text:span></text:p>
      <text:p text:style-name="P10"><text:span text:style-name="T11">git </text:span><text:span text:style-name="T12">--</text:span><text:span text:style-name="T11">version</text:span><text:span text:style-name="T9"> =</text:span><text:span text:style-name="T2"> muestra la versión de Git instalad</text:span><text:span text:style-name="T3">a.</text:span></text:p>
      <text:p text:style-name="P2"><text:span text:style-name="T10">git help</text:span><text:span text:style-name="T9"> =</text:span><text:span text:style-name="T10"> <text:s/></text:span><text:span text:style-name="T3">muestra una lista de comandos.</text:span></text:p>
      <text:p text:style-name="P12"><text:span text:style-name="T15">g</text:span><text:span text:style-name="T14">it config</text:span></text:p>
      <text:p text:style-name="P13">git config --global user.name “”</text:p>
      <text:p text:style-name="P14">git config --global user.<text:span text:style-name="T16">email “”</text:span></text:p>
      <text:p text:style-name="P4"><text:span text:style-name="T32">git config --global -e</text:span><text:span text:style-name="T24"> =</text:span><text:span text:style-name="T22"> <text:s/></text:span><text:span text:style-name="T18">muestra configuración global</text:span></text:p>
      <text:p text:style-name="P18"><text:span text:style-name="T35">git config –global init.defaultBranch</text:span><text:span text:style-name="T33"> nombre</text:span></text:p>
      <text:p text:style-name="P23"><text:span text:style-name="T33">g</text:span><text:span text:style-name="T32">it config --global alias.nombreAlias </text:span><text:span text:style-name="T36">"</text:span><text:span text:style-name="T32">codigoQueRepresenta</text:span><text:span text:style-name="T36">"</text:span></text:p>
      <text:p text:style-name="P18"/>
      <text:p text:style-name="P4"/>
      <text:p text:style-name="P11">git init</text:p>
      <text:p text:style-name="P8"><text:span text:style-name="T32">git add</text:span><text:span text:style-name="T33"> nombre</text:span><text:span text:style-name="T19"> </text:span><text:span text:style-name="T7">nombre2 nombreN...</text:span><text:span text:style-name="T19">= añade el archivo al stage</text:span></text:p>
      <text:p text:style-name="P8"><text:span text:style-name="T32">git add .</text:span><text:span text:style-name="T30"> </text:span><text:span text:style-name="T19">= añade todos los archivos al stage</text:span></text:p>
      <text:p text:style-name="P19">git add *.extensión = añade al stage todos los archivos con esa extensión<text:span text:style-name="T42"> que estén en el directorio <text:tab/><text:tab/><text:tab/>que estás</text:span></text:p>
      <text:p text:style-name="P27">git add directorio/*.extensión = añadir por extensión navegando</text:p>
      <text:p text:style-name="P22">git add directorio/ = añade todo lo que hay dentro del directorio</text:p>
      <text:p text:style-name="P26"><text:span text:style-name="T32">git reset nombre</text:span> = quita el archivo del stage</text:p>
      <text:p text:style-name="P28">git reset --soft HEAD^<text:span text:style-name="T48">(1,2,3,...,n)</text:span> = <text:span text:style-name="T48">vuelve el HEAD al commit indicado dejando en el stage los <text:tab/><text:tab/><text:tab/><text:tab/><text:tab/>cambios hechos desde el commit que estaba al que se a </text:span><text:span text:style-name="T51"><text:tab/><text:tab/><text:tab/><text:tab/><text:tab/><text:tab/></text:span><text:span text:style-name="T48">movido</text:span><text:span text:style-name="T51">, a mayor el número más commits vuelve atrás</text:span></text:p>
      <text:p text:style-name="P28"/>
      <text:p text:style-name="P29">git reset -<text:span text:style-name="T49">-soft hash = vuelve al commit indicado dejando los cambios en stage</text:span></text:p>
      <text:p text:style-name="P30"><text:soft-page-break/><text:span text:style-name="T50">git reset --</text:span><text:span text:style-name="T49">mixed <text:s/>hash</text:span><text:span text:style-name="T52"> (por defecto)</text:span><text:span text:style-name="T49"> =</text:span><text:span text:style-name="T52"> </text:span><text:span text:style-name="T49">vuelve al commit indicado dejando los cambios fuera del </text:span><text:span text:style-name="T52"><text:tab/><text:tab/><text:tab/><text:tab/><text:tab/> <text:s text:c="2"/></text:span><text:span text:style-name="T49">stage</text:span></text:p>
      <text:p text:style-name="P30"><text:span text:style-name="T50">git reset --</text:span><text:span text:style-name="T49">hard <text:s/>hash = vuelve al commit indicado deshaciendo los cambios</text:span></text:p>
      <text:p text:style-name="P31">git reflog = muestra todos los commits y resets hechos</text:p>
      <text:p text:style-name="P32">git mv nombreArchivo<text:span text:style-name="T54"> path/nuevoNombre</text:span>(si está en la misma carpeta renombra) =<text:span text:style-name="T53"> mueve un </text:span><text:span text:style-name="T54"><text:tab/><text:tab/><text:tab/><text:tab/><text:tab/><text:tab/><text:tab/><text:tab/><text:tab/><text:tab/><text:tab/><text:tab/> <text:s text:c="4"/></text:span><text:span text:style-name="T53">archivo</text:span></text:p>
      <text:p text:style-name="P33">git rm nombreArchivo = elimina el archivo</text:p>
      <text:p text:style-name="P15">git commit -m "<text:span text:style-name="T47">mensaje</text:span> del commit"</text:p>
      <text:p text:style-name="P25"><text:span text:style-name="T33">git commit -</text:span><text:span text:style-name="T37">a</text:span><text:span text:style-name="T33">m "</text:span><text:span text:style-name="T38">mensaje</text:span><text:span text:style-name="T33"> del commit"</text:span></text:p>
      <text:p text:style-name="P16">git commit --amend -m "mensaje" = <text:span text:style-name="T40">cambia el mensaje del</text:span><text:span text:style-name="T41"> último</text:span><text:span text:style-name="T40"> commit</text:span></text:p>
      <text:p text:style-name="P35"><text:span text:style-name="T29">git checkout -- .</text:span><text:span text:style-name="T31"> </text:span><text:span text:style-name="T23">= vuelve el repositorio al último commit</text:span></text:p>
      <text:p text:style-name="P36"><text:span text:style-name="T23">g</text:span><text:span text:style-name="T22">it checkout -b nombreRama = crea y cambia a la rama indicada</text:span></text:p>
      <text:p text:style-name="P34"><text:span text:style-name="T23">g</text:span><text:span text:style-name="T22">it checkout nombreRama = cambia de rama en la que estás trabajando</text:span></text:p>
      <text:p text:style-name="P17">git branch <text:span text:style-name="T22">= </text:span><text:span text:style-name="T40">muestra la rama en la que estás</text:span></text:p>
      <text:p text:style-name="P37">git branch nombreRama = crea una nueva rama</text:p>
      <text:p text:style-name="P20"><text:span text:style-name="T32">git branch -m nombreViejo nombreNuevo</text:span> = cambia el nombre de la rama</text:p>
      <text:p text:style-name="P21"><text:span text:style-name="T34">git statu</text:span><text:span text:style-name="T8">s</text:span><text:span text:style-name="T24"> =</text:span><text:span text:style-name="T27"> </text:span><text:span text:style-name="T43">muestra el “estado” del repositorio</text:span></text:p>
      <text:p text:style-name="P24"><text:span text:style-name="T44">git diff = muestra las diferencias de cambios en los archivos </text:span><text:span text:style-name="T45">fuera del stage</text:span></text:p>
      <text:p text:style-name="P38"><text:span text:style-name="T44">git diff</text:span><text:span text:style-name="T46"> -staged = </text:span><text:span text:style-name="T44">muestra las diferencias de cambios en los archivos </text:span><text:span text:style-name="T46">dentro del stage</text:span></text:p>
      <text:p text:style-name="P39">git tag hash = crea un tag en el commit indicado</text:p>
      <text:p text:style-name="P40">git tag <text:span text:style-name="T56">-a(annotated) </text:span>hash<text:span text:style-name="T56">(sin hash, el último) -m</text:span> = crea un tag en el commit indicado</text:p>
      <text:p text:style-name="P41">git show &lt;tag&gt; = muestra el commit del tag indicado</text:p>
      <text:p text:style-name="P41">git tag = lista los tags</text:p>
      <text:p text:style-name="P49">git stash = almacena todos los cambios realizados desde el último commit</text:p>
      <text:p text:style-name="P50">git stash list <text:span text:style-name="T58">--stat(muestra más stats)</text:span>= lista los stash</text:p>
      <text:p text:style-name="P50">git stash pop = trae los cambios del stash<text:span text:style-name="T57">, con merge <text:s/>y futuro commit incluido</text:span></text:p>
      <text:p text:style-name="P51">git stash clear = limpia <text:span text:style-name="T59">TODOS </text:span>los stash</text:p>
      <text:p text:style-name="P51">git stash apply stash@{n} = aplica el stash indicado</text:p>
      <text:p text:style-name="P52">git stash drop stash@{n} (último si no se indica) = elimina el stash indicado</text:p>
      <text:p text:style-name="P52">git stash show stash{n} = muestra cambios del stash</text:p>
      <text:p text:style-name="P52">git stash save "mensaje"= guarda el stash con un mensaje</text:p>
      <text:p text:style-name="P53">git rebase -i HEAD~n = abre el rebase interactivo de tantos comits como n</text:p>
      <text:p text:style-name="P53"><text:tab/>s squash une el commit con el anterior</text:p>
      <text:p text:style-name="P5"><text:tab/><text:tab/><text:tab/><text:tab/><text:tab/><text:span text:style-name="T17">Vim</text:span></text:p>
      <text:p text:style-name="P4"/>
      <text:p text:style-name="P7"><text:span text:style-name="T4">esc =</text:span> modo comandos</text:p>
      <text:p text:style-name="P7"><text:span text:style-name="T4">a =</text:span> modo escritura</text:p>
      <text:p text:style-name="P7"><text:span text:style-name="T4">q</text:span> = quit</text:p>
      <text:p text:style-name="P7"><text:span text:style-name="T4">w</text:span> = write</text:p>
      <text:p text:style-name="P7"><text:span text:style-name="T4">q!</text:span> = quit sin grabar</text:p>
      <text:p text:style-name="P4"/>
      <text:p text:style-name="P4"/>
      <text:p text:style-name="P4"/>
      <text:p text:style-name="P4"/>
      <text:p text:style-name="P5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7T09:09:09.255000000</dc:date>
    <meta:editing-duration>PT3H20M14S</meta:editing-duration>
    <meta:editing-cycles>40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66" meta:word-count="645" meta:character-count="3699" meta:non-whitespace-character-count="3075"/>
  </office:meta>
</office:document-meta>
</file>